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50000003EF9BE2CB71B9222C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f2929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000000" draw:fill-color="#006600" draw:textarea-horizontal-align="justify" draw:textarea-vertical-align="middle" draw:auto-grow-height="false" fo:min-height="0.382cm" fo:min-width="0.132cm"/>
    </style:style>
    <style:style style:name="gr3" style:family="graphic" style:parent-style-name="standard">
      <style:graphic-properties svg:stroke-color="#000000" draw:fill-color="#66ff66" draw:textarea-horizontal-align="justify" draw:textarea-vertical-align="middle" draw:auto-grow-height="false" fo:min-height="0.382cm" fo:min-width="0.132cm"/>
    </style:style>
    <style:style style:name="gr4" style:family="graphic" style:parent-style-name="standard">
      <style:graphic-properties svg:stroke-color="#000000" draw:fill-color="#8f5902" draw:textarea-horizontal-align="justify" draw:textarea-vertical-align="middle" draw:auto-grow-height="false" fo:min-height="1.276cm" fo:min-width="1.026cm"/>
    </style:style>
    <style:style style:name="gr5" style:family="graphic" style:parent-style-name="standard">
      <style:graphic-properties svg:stroke-color="#000000" draw:fill-color="#0000ff" draw:textarea-horizontal-align="justify" draw:textarea-vertical-align="middle" draw:auto-grow-height="false" fo:min-height="0.083cm" fo:min-width="0cm"/>
    </style:style>
    <style:style style:name="gr6" style:family="graphic" style:parent-style-name="standard">
      <style:graphic-properties svg:stroke-color="#000000" draw:fill-color="#00cccc" draw:textarea-horizontal-align="justify" draw:textarea-vertical-align="middle" draw:auto-grow-height="false" fo:min-height="0.083cm" fo:min-width="0cm"/>
    </style:style>
    <style:style style:name="gr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13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686cm"/>
      <style:paragraph-properties style:writing-mode="lr-tb"/>
    </style:style>
    <style:style style:name="gr10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fo:min-height="0.72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6cm"/>
      <style:paragraph-properties style:writing-mode="lr-tb"/>
    </style:style>
    <style:style style:name="gr13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53cm" svg:stroke-color="#000000" draw:marker-start-width="0.279cm" draw:marker-end="Arrowheads_20_2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svg:stroke-color="#000000" draw:marker-start-width="0.279cm" draw:marker-end="Arrowheads_20_1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6.422cm, 0cm, 0cm)" draw:image-opacity="100%" style:mirror="non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-0.283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loext:graphic-properties draw:fill-color="#ef2929"/>
      <style:paragraph-properties fo:text-align="center"/>
    </style:style>
    <style:style style:name="P2" style:family="paragraph">
      <loext:graphic-properties draw:fill-color="#006600"/>
      <style:paragraph-properties fo:text-align="center"/>
    </style:style>
    <style:style style:name="P3" style:family="paragraph">
      <loext:graphic-properties draw:fill-color="#66ff66"/>
      <style:paragraph-properties fo:text-align="center"/>
    </style:style>
    <style:style style:name="P4" style:family="paragraph">
      <loext:graphic-properties draw:fill-color="#8f5902"/>
      <style:paragraph-properties fo:text-align="center"/>
    </style:style>
    <style:style style:name="P5" style:family="paragraph">
      <loext:graphic-properties draw:fill-color="#0000ff"/>
      <style:paragraph-properties fo:text-align="center"/>
    </style:style>
    <style:style style:name="P6" style:family="paragraph">
      <loext:graphic-properties draw:fill-color="#00cccc"/>
      <style:paragraph-properties fo:text-align="center"/>
    </style:style>
    <style:style style:name="P7" style:family="paragraph">
      <style:text-properties fo:color="#ffffff" loext:opacity="100%"/>
    </style:style>
    <style:style style:name="P8" style:family="paragraph">
      <loext:graphic-properties draw:fill="none" draw:fill-color="#ffffff"/>
      <style:text-properties fo:color="#ffffff" loext:opacity="100%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text-position="-8% 58%"/>
    </style:style>
    <style:style style:name="T3" style:family="text">
      <style:text-properties style:text-position="33% 58%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45cm" svg:height="0.245cm" svg:x="2.984cm" svg:y="1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94cm" svg:height="0.894cm" svg:x="4.328cm" svg:y="2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94cm" svg:height="0.894cm" svg:x="7.149cm" svg:y="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156cm" svg:height="2.156cm" svg:x="10.739cm" svg:y="5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69cm" svg:height="0.469cm" svg:x="4.037cm" svg:y="5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69cm" svg:height="0.469cm" svg:x="3.173cm" svg:y="7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1.507cm" svg:height="1.673cm" svg:x="11.1cm" svg:y="5.991cm">
          <draw:text-box>
            <text:p text:style-name="P7">Gd</text:p>
          </draw:text-box>
        </draw:frame>
        <draw:frame draw:style-name="gr8" draw:text-style-name="P9" draw:layer="layout" svg:width="1.507cm" svg:height="1.389cm" svg:x="6.383cm" svg:y="0.806cm">
          <draw:text-box>
            <text:p>n</text:p>
          </draw:text-box>
        </draw:frame>
        <draw:frame draw:style-name="gr8" draw:text-style-name="P9" draw:layer="layout" svg:width="1.507cm" svg:height="1.389cm" svg:x="5.165cm" svg:y="2.911cm">
          <draw:text-box>
            <text:p>p</text:p>
          </draw:text-box>
        </draw:frame>
        <draw:custom-shape draw:style-name="gr3" draw:text-style-name="P3" draw:layer="layout" svg:width="0.894cm" svg:height="0.894cm" svg:x="11.445cm" svg:y="4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1.221cm" svg:height="0.962cm" svg:x="2.272cm" svg:y="0.426cm">
          <draw:text-box>
            <text:p><text:span text:style-name="T1">ν</text:span><text:span text:style-name="T2">e</text:span></text:p>
          </draw:text-box>
        </draw:frame>
        <draw:line draw:style-name="gr10" draw:text-style-name="P10" draw:layer="layout" svg:x1="2.503cm" svg:y1="0.601cm" svg:x2="2.856cm" svg:y2="0.601cm">
          <text:p/>
        </draw:line>
        <draw:frame draw:style-name="gr11" draw:text-style-name="P9" draw:layer="layout" svg:width="1.507cm" svg:height="0.974cm" svg:x="4.373cm" svg:y="4.899cm">
          <draw:text-box>
            <text:p>e<text:span text:style-name="T3">+</text:span></text:p>
          </draw:text-box>
        </draw:frame>
        <draw:frame draw:style-name="gr12" draw:text-style-name="P9" draw:layer="layout" svg:width="1.161cm" svg:height="0.962cm" svg:x="2.256cm" svg:y="7.723cm">
          <draw:text-box>
            <text:p>e<text:span text:style-name="T3">-</text:span></text:p>
          </draw:text-box>
        </draw:frame>
        <draw:custom-shape draw:style-name="gr5" draw:text-style-name="P5" draw:layer="layout" svg:width="0.469cm" svg:height="0.469cm" svg:x="3.595cm" svg:y="7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0" draw:layer="layout" svg:x1="3.329cm" svg:y1="1.728cm" svg:x2="4.37cm" svg:y2="2.822cm">
          <text:p/>
        </draw:line>
        <draw:line draw:style-name="gr13" draw:text-style-name="P10" draw:layer="layout" svg:x1="5.287cm" svg:y1="2.84cm" svg:x2="7.104cm" svg:y2="1.975cm">
          <text:p/>
        </draw:line>
        <draw:line draw:style-name="gr13" draw:text-style-name="P10" draw:layer="layout" svg:x1="4.652cm" svg:y1="3.739cm" svg:x2="4.317cm" svg:y2="4.956cm">
          <text:p/>
        </draw:line>
        <draw:polyline draw:style-name="gr14" draw:text-style-name="P10" draw:layer="layout" svg:width="3.758cm" svg:height="4.205cm" draw:transform="skewX (-0.0429350995990604) rotate (0.277332818141899) translate (8.11041167070634cm 1.39519865967911cm)" svg:viewBox="0 0 3759 4206" draw:points="0,221 1030,221 453,1075 1127,954 1831,433 1358,185 1874,0 2505,608 1417,1818 2119,2150 3166,1430 3759,1676 2554,4206">
          <text:p/>
        </draw:polyline>
        <draw:polyline draw:style-name="gr15" draw:text-style-name="P10" draw:layer="layout" svg:width="1.304cm" svg:height="0.706cm" draw:transform="skewX (0.109083078249646) rotate (-2.26089951303346) translate (4.63576741164263cm 6.2776308226774cm)" svg:viewBox="0 0 1305 707" draw:points="0,707 331,707 552,206 796,84 963,209 1305,0">
          <text:p/>
        </draw:polyline>
        <draw:frame draw:style-name="gr16" draw:text-style-name="P11" draw:layer="layout" svg:width="1.036cm" svg:height="0.396cm" draw:transform="rotate (0.17854718247902) translate (4.222cm 6.084cm)">
          <draw:image xlink:href="Pictures/10000201000001950000003EF9BE2CB71B9222C0.png" xlink:type="simple" xlink:show="embed" xlink:actuate="onLoad" draw:mime-type="image/png">
            <text:p/>
          </draw:image>
        </draw:frame>
        <draw:frame draw:style-name="gr16" draw:text-style-name="P11" draw:layer="layout" svg:width="1.036cm" svg:height="0.396cm" draw:transform="rotate (-0.336324946859307) translate (4.344cm 6.499cm)">
          <draw:image xlink:href="Pictures/10000201000001950000003EF9BE2CB71B9222C0.png" xlink:type="simple" xlink:show="embed" xlink:actuate="onLoad" draw:mime-type="image/png">
            <text:p/>
          </draw:image>
        </draw:frame>
        <draw:frame draw:style-name="gr16" draw:text-style-name="P11" draw:layer="layout" svg:width="1.036cm" svg:height="0.396cm" draw:transform="rotate (-0.155334303427496) translate (2.857cm 6.031cm)">
          <draw:image xlink:href="Pictures/10000201000001950000003EF9BE2CB71B9222C0.png" xlink:type="simple" xlink:show="embed" xlink:actuate="onLoad" draw:mime-type="image/png">
            <text:p/>
          </draw:image>
        </draw:frame>
        <draw:frame draw:style-name="gr17" draw:text-style-name="P11" draw:layer="layout" svg:width="2.657cm" svg:height="0.396cm" draw:transform="rotate (-0.362155819788823) translate (8.33cm 4.771cm)">
          <draw:image xlink:href="Pictures/10000201000001950000003EF9BE2CB71B9222C0.png" xlink:type="simple" xlink:show="embed" xlink:actuate="onLoad" draw:mime-type="image/png">
            <text:p/>
          </draw:image>
        </draw:frame>
        <draw:frame draw:style-name="gr17" draw:text-style-name="P11" draw:layer="layout" svg:width="2.657cm" svg:height="0.396cm" draw:transform="rotate (-0.626049602690366) translate (1.481cm 6.024cm)">
          <draw:image xlink:href="Pictures/10000201000001950000003EF9BE2CB71B9222C0.png" xlink:type="simple" xlink:show="embed" xlink:actuate="onLoad" draw:mime-type="image/png">
            <text:p/>
          </draw:image>
        </draw:frame>
        <draw:frame draw:style-name="gr17" draw:text-style-name="P11" draw:layer="layout" svg:width="2.657cm" svg:height="0.396cm" draw:transform="rotate (-0.626049602690366) translate (3.984cm 7.884cm)">
          <draw:image xlink:href="Pictures/10000201000001950000003EF9BE2CB71B9222C0.png" xlink:type="simple" xlink:show="embed" xlink:actuate="onLoad" draw:mime-type="image/png">
            <text:p/>
          </draw:image>
        </draw:frame>
        <draw:frame draw:style-name="gr17" draw:text-style-name="P11" draw:layer="layout" svg:width="2.657cm" svg:height="0.396cm" draw:transform="rotate (0.204203522483337) translate (8.073cm 6.932cm)">
          <draw:image xlink:href="Pictures/10000201000001950000003EF9BE2CB71B9222C0.png" xlink:type="simple" xlink:show="embed" xlink:actuate="onLoad" draw:mime-type="image/png">
            <text:p/>
          </draw:image>
        </draw:frame>
        <draw:frame draw:style-name="gr17" draw:text-style-name="P11" draw:layer="layout" svg:width="2.657cm" svg:height="0.396cm" draw:transform="rotate (2.45812171850881) translate (14.378cm 9.03cm)">
          <draw:image xlink:href="Pictures/10000201000001950000003EF9BE2CB71B9222C0.png" xlink:type="simple" xlink:show="embed" xlink:actuate="onLoad" draw:mime-type="image/png">
            <text:p/>
          </draw:image>
        </draw:frame>
        <draw:frame draw:style-name="gr17" draw:text-style-name="P11" draw:layer="layout" svg:width="2.657cm" svg:height="0.396cm" draw:transform="rotate (-2.8316221784356) translate (15.461cm 5.049cm)">
          <draw:image xlink:href="Pictures/10000201000001950000003EF9BE2CB71B9222C0.png" xlink:type="simple" xlink:show="embed" xlink:actuate="onLoad" draw:mime-type="image/png">
            <text:p/>
          </draw:image>
        </draw:frame>
        <draw:frame draw:style-name="gr18" draw:text-style-name="P12" draw:layer="layout" svg:width="5.596cm" svg:height="1.987cm" svg:x="1.788cm" svg:y="10.137cm">
          <draw:text-box>
            <text:p><text:span text:style-name="T4">Prompt Signal</text:span></text:p>
          </draw:text-box>
        </draw:frame>
        <draw:frame draw:style-name="gr18" draw:text-style-name="P12" draw:layer="layout" svg:width="5.935cm" svg:height="1.987cm" svg:x="9.511cm" svg:y="10.137cm">
          <draw:text-box>
            <text:p><text:span text:style-name="T4">Delayed Signal</text:span></text:p>
          </draw:text-box>
        </draw:frame>
        <draw:frame draw:style-name="gr7" draw:text-style-name="P9" draw:layer="layout" svg:width="2.502cm" svg:height="1.673cm" svg:x="10.137cm" svg:y="7.58cm">
          <draw:text-box>
            <text:p>8 MeV</text:p>
          </draw:text-box>
        </draw:frame>
        <draw:frame draw:style-name="gr19" draw:text-style-name="P9" draw:layer="layout" svg:width="3.29cm" svg:height="0.962cm" svg:x="11.048cm" svg:y="0.698cm">
          <draw:text-box>
            <text:p>~30 <text:span text:style-name="T1">μ</text:span><text:span text:style-name="T5">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51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3T17:02:33.346107689</meta:creation-date>
    <dc:date>2021-08-10T13:18:37.586961408</dc:date>
    <meta:editing-duration>PT32M44S</meta:editing-duration>
    <meta:editing-cycles>7</meta:editing-cycles>
    <meta:generator>LibreOffice/7.1.5.2$Linux_X86_64 LibreOffice_project/10$Build-2</meta:generator>
    <meta:document-statistic meta:object-count="33"/>
  </office:meta>
</office:document-meta>
</file>